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font-weight="bold" style:font-weight-asian="bold" style:font-weight-complex="bold" fo:color="#C9211E" fo:language="en" fo:country="US"/>
    </style:style>
    <style:style style:name="P5" style:parent-style-name="Standard" style:family="paragraph">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font-weight="bold" style:font-weight-asian="bold" style:font-weight-complex="bold" fo:color="#C9211E"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font-weight="bold" style:font-weight-asian="bold" style:font-weight-complex="bold" fo:color="#C9211E"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P28" style:parent-style-name="Standard" style:family="paragraph">
      <style:text-properties fo:language="en" fo:country="US"/>
    </style:style>
    <style:style style:name="T29" style:parent-style-name="DefaultParagraphFont" style:family="text">
      <style:text-properties fo:font-weight="bold" style:font-weight-asian="bold" style:font-weight-complex="bold" fo:color="#C9211E" fo:language="en" fo:country="US"/>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T32" style:parent-style-name="DefaultParagraphFont" style:family="text">
      <style:text-properties fo:language="en" fo:country="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font-weight="bold" style:font-weight-asian="bold" style:font-weight-complex="bold" fo:color="#C9211E"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style:style>
    <style:style style:name="T48" style:parent-style-name="DefaultParagraphFont" style:family="text">
      <style:text-properties fo:background-color="#FFFF00"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P62" style:parent-style-name="Standard" style:family="paragraph">
      <style:text-properties fo:language="en" fo:country="US"/>
    </style:style>
    <style:style style:name="P63" style:parent-style-name="Standard" style:family="paragraph">
      <style:text-properties fo:language="en" fo:country="US"/>
    </style:style>
    <style:style style:name="P64" style:parent-style-name="Standard" style:family="paragraph">
      <style:text-properties fo:language="en" fo:country="US"/>
    </style:style>
    <style:style style:name="P65" style:parent-style-name="Standard" style:family="paragraph">
      <style:text-properties fo:language="en" fo:country="US"/>
    </style:style>
    <style:style style:name="P66" style:parent-style-name="Standard" style:family="paragraph">
      <style:text-properties fo:language="en" fo:country="US"/>
    </style:style>
    <style:style style:name="P67" style:parent-style-name="Standard" style:family="paragraph">
      <style:text-properties fo:language="en" fo:country="US"/>
    </style:style>
    <style:style style:name="P68" style:parent-style-name="Standard" style:family="paragraph">
      <style:text-properties fo:font-weight="bold" style:font-weight-asian="bold" style:font-weight-complex="bold" fo:color="#C9211E" fo:language="en" fo:country="US"/>
    </style:style>
    <style:style style:name="P69" style:parent-style-name="Standard" style:family="paragraph">
      <style:text-properties fo:language="en" fo:country="US"/>
    </style:style>
    <style:style style:name="P70" style:parent-style-name="Standard" style:family="paragraph">
      <style:text-properties fo:language="en" fo:country="US"/>
    </style:style>
    <style:style style:name="P71" style:parent-style-name="Standard" style:family="paragraph">
      <style:text-properties fo:language="en" fo:country="US"/>
    </style:style>
    <style:style style:name="P72" style:parent-style-name="Standard" style:family="paragraph">
      <style:text-properties fo:language="en" fo:country="US"/>
    </style:style>
    <style:style style:name="P73" style:parent-style-name="Standard" style:family="paragraph">
      <style:text-properties fo:language="en" fo:country="US"/>
    </style:style>
    <style:style style:name="P74" style:parent-style-name="Standard" style:family="paragraph">
      <style:text-properties fo:language="en" fo:country="US"/>
    </style:style>
    <style:style style:name="P75" style:parent-style-name="Standard" style:family="paragraph">
      <style:text-properties fo:language="en" fo:country="US"/>
    </style:style>
    <style:style style:name="P76" style:parent-style-name="Standard" style:family="paragraph">
      <style:text-properties fo:language="en" fo:country="US"/>
    </style:style>
    <style:style style:name="P77" style:parent-style-name="Standard" style:family="paragraph">
      <style:text-properties fo:font-weight="bold" style:font-weight-asian="bold" style:font-weight-complex="bold" fo:color="#C9211E" fo:language="en" fo:country="US"/>
    </style:style>
    <style:style style:name="P78" style:parent-style-name="Standard" style:family="paragraph">
      <style:text-properties fo:language="en" fo:country="US"/>
    </style:style>
    <style:style style:name="P79" style:parent-style-name="Standard" style:family="paragraph">
      <style:text-properties fo:language="en" fo:country="US"/>
    </style:style>
    <style:style style:name="P80" style:parent-style-name="Standard" style:family="paragraph">
      <style:text-properties fo:font-weight="bold" style:font-weight-asian="bold" style:font-weight-complex="bold" fo:color="#C9211E"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P84" style:parent-style-name="Standard" style:family="paragraph">
      <style:text-properties fo:language="en" fo:country="US"/>
    </style:style>
    <style:style style:name="P85" style:parent-style-name="Standard" style:family="paragraph">
      <style:text-properties fo:font-weight="bold" style:font-weight-asian="bold" style:font-weight-complex="bold" fo:color="#C9211E" fo:language="en" fo:country="US"/>
    </style:style>
    <style:style style:name="P86" style:parent-style-name="Standard" style:family="paragraph">
      <style:text-properties fo:language="en" fo:country="US"/>
    </style:style>
    <style:style style:name="P87" style:parent-style-name="Standard" style:family="paragraph">
      <style:text-properties fo:language="en" fo:country="US"/>
    </style:style>
    <style:style style:name="T88" style:parent-style-name="DefaultParagraphFont" style:family="text">
      <style:text-properties fo:font-weight="bold" style:font-weight-asian="bold" style:font-weight-complex="bold" fo:color="#C9211E" fo:language="en" fo:country="US"/>
    </style:style>
    <style:style style:name="P89" style:parent-style-name="Standard" style:family="paragraph">
      <style:text-properties fo:language="en" fo:country="US"/>
    </style:style>
    <style:style style:name="P90" style:parent-style-name="Standard" style:family="paragraph">
      <style:text-properties fo:language="en" fo:country="US"/>
    </style:style>
    <style:style style:name="P91" style:parent-style-name="Standard" style:family="paragraph">
      <style:text-properties fo:language="en" fo:country="US"/>
    </style:style>
    <style:style style:name="P92" style:parent-style-name="Standard" style:family="paragraph">
      <style:text-properties fo:language="en" fo:country="US"/>
    </style:style>
    <style:style style:name="P93" style:parent-style-name="Standard" style:family="paragraph">
      <style:text-properties fo:language="en" fo:country="US"/>
    </style:style>
    <style:style style:name="P94" style:parent-style-name="Standard" style:family="paragraph">
      <style:text-properties fo:language="en" fo:country="US"/>
    </style:style>
    <style:style style:name="P95" style:parent-style-name="Standard" style:family="paragraph">
      <style:text-properties fo:font-weight="bold" style:font-weight-asian="bold" style:font-weight-complex="bold" fo:color="#C9211E" fo:language="en" fo:country="US"/>
    </style:style>
    <style:style style:name="P96" style:parent-style-name="Standard" style:family="paragraph">
      <style:text-properties fo:language="en" fo:country="US"/>
    </style:style>
    <style:style style:name="P97" style:parent-style-name="Standard" style:family="paragraph">
      <style:text-properties fo:language="en" fo:country="US"/>
    </style:style>
    <style:style style:name="P98" style:parent-style-name="Standard" style:family="paragraph">
      <style:text-properties fo:font-weight="bold" style:font-weight-asian="bold" style:font-weight-complex="bold" fo:color="#C9211E"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T104" style:parent-style-name="DefaultParagraphFont" style:family="text">
      <style:text-properties fo:language="en" fo:country="US"/>
    </style:style>
    <style:style style:name="T105" style:parent-style-name="DefaultParagraphFont" style:family="text">
      <style:text-properties fo:language="en" fo:country="US"/>
    </style:style>
    <style:style style:name="T106" style:parent-style-name="DefaultParagraphFont" style:family="text">
      <style:text-properties fo:language="en" fo:country="US"/>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T110" style:parent-style-name="DefaultParagraphFont" style:family="text">
      <style:text-properties fo:language="en" fo:country="US"/>
    </style:style>
    <style:style style:name="T111" style:parent-style-name="DefaultParagraphFont" style:family="text">
      <style:text-properties fo:language="en" fo:country="US"/>
    </style:style>
    <style:style style:name="T112" style:parent-style-name="DefaultParagraphFont" style:family="text">
      <style:text-propertie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P118" style:parent-style-name="Standard" style:family="paragraph">
      <style:text-properties fo:language="en" fo:country="US"/>
    </style:style>
    <style:style style:name="P119" style:parent-style-name="Standard" style:family="paragraph">
      <style:text-properties fo:language="en" fo:country="US"/>
    </style:style>
    <style:style style:name="P120" style:parent-style-name="Standard" style:family="paragraph">
      <style:text-properties fo:language="en" fo:country="US"/>
    </style:style>
    <style:style style:name="P121" style:parent-style-name="Standard" style:family="paragraph">
      <style:text-properties fo:language="en" fo:country="US"/>
    </style:style>
    <style:style style:name="P122" style:parent-style-name="Standard" style:family="paragraph">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T125" style:parent-style-name="DefaultParagraphFont" style:family="text">
      <style:text-properties fo:language="en" fo:country="US"/>
    </style:style>
    <style:style style:name="T126" style:parent-style-name="DefaultParagraphFont" style:family="text">
      <style:text-properties fo:language="en" fo:country="US"/>
    </style:style>
    <style:style style:name="T127" style:parent-style-name="DefaultParagraphFont" style:family="text">
      <style:text-properties fo:language="en" fo:country="US"/>
    </style:style>
  </office:automatic-styles>
  <office:body>
    <office:text text:use-soft-page-breaks="true">
      <text:p text:style-name="P1"/>
      <text:p text:style-name="P2">So Marian begged<text:s/>or asked<text:s/>me<text:s/>to present you something about multicollinearity.</text:p>
      <text:p text:style-name="P3"/>
      <text:p text:style-name="P4">Why this presentation?</text:p>
      <text:p text:style-name="P5">And if I recall this correctly the problem of multicollinearity arose in a discussion about the paper of Schwalbe et al.</text:p>
      <text:p text:style-name="Standard"><text:span text:style-name="T6">So I<text:s/></text:span><text:span text:style-name="T7">went over the paper and here I have copied a sentence which is about the main analysis method. So what they did in a way is they modeled a log-transformed pharmacokinetic outcome (I called it simply y). And they wanted this explained by the treatment of co</text:span><text:span text:style-name="T8">urse but they also adjusted for dichotomized weight, BMI and the study site.</text:span></text:p>
      <text:p text:style-name="P9"/>
      <text:p text:style-name="P10">Now what does this have to do with multicollinearity? So multicollinearity essentially only says that<text:s/>a variable is well explainable by one or several other variables via linear<text:s/>transformations. So what does this mean here?</text:p>
      <text:p text:style-name="P11"/>
      <text:p text:style-name="P12">What is the problem with this?</text:p>
      <text:p text:style-name="Standard"><text:span text:style-name="T13">So, since the BMI is basically a summary measure of weight and height this means in a way that weight is probably a rather good predictor for BMI. So there is probably quite som</text:span><text:span text:style-name="T14">e collinearity within the model that they used in the paper.</text:span></text:p>
      <text:p text:style-name="P15"/>
      <text:p text:style-name="P16">What is the problem with collinear variables in the model?</text:p>
      <text:p text:style-name="Standard"><text:span text:style-name="T17">So what is the problem if we have variables in the model that are quite correlated or collinear? To demonstrate this</text:span><text:span text:style-name="T18">,</text:span><text:span text:style-name="T19"><text:s/>I thought I will s</text:span><text:span text:style-name="T20">imply simulate some data. And I did this by simulating the variables height and weight with different magnitudes of collinearity or correlation in this case. So what this visually looks like is<text:s/></text:span><text:span text:style-name="T21">illustrated</text:span><text:span text:style-name="T22"><text:s/>in this plot</text:span><text:span text:style-name="T23">s</text:span><text:span text:style-name="T24"><text:s/>here. So<text:s/></text:span><text:span text:style-name="T25">basically,</text:span><text:span text:style-name="T26"><text:s/>the more correlatio</text:span><text:span text:style-name="T27">n we have between two variables the more they align on one straight line.</text:span></text:p>
      <text:p text:style-name="P28"/>
      <text:p text:style-name="Standard"><text:span text:style-name="T29">Small simulation:</text:span></text:p>
      <text:p text:style-name="Standard"><text:span text:style-name="T30">So</text:span><text:span text:style-name="T31">,</text:span><text:span text:style-name="T32"><text:s/>the simulation setup shortly: I took a similar model than in the paper but without the site variable and also left the weight continuous. What happens when we d</text:span><text:span text:style-name="T33">ichotomize is of course also interesting but maybe something for a</text:span><text:span text:style-name="T34">n</text:span><text:span text:style-name="T35"><text:s/></text:span><text:span text:style-name="T36">other day. And what I also did is I did not simulate from the BMI variable but from the original variables height and weight.<text:s/></text:span><text:span text:style-name="T37">Which is</text:span><text:span text:style-name="T38"><text:s/>probably a bit more natural.</text:span></text:p>
      <text:p text:style-name="Standard"/>
      <text:p text:style-name="Standard"><text:span text:style-name="T39">So I just simulated some<text:s/></text:span><text:span text:style-name="T40">data with arbitrary coefficients just that we can compare what we have and what we should have to assess what happens when increasing the amount of collinearity.</text:span></text:p>
      <text:p text:style-name="P41"/>
      <text:p text:style-name="P42">Small simulation: Results</text:p>
      <text:p text:style-name="P43">So these are the results. Now, I try to walk you through this.</text:p>
      <text:p text:style-name="P44"/>
      <text:p text:style-name="P45">So<text:s/>first of all:<text:s/>Per column, there are different colors which<text:s/>also<text:s/>correspond<text:s/>to different models. Because I thought it may be<text:s/>good to know what happens with different combinations of variables.</text:p>
      <text:p text:style-name="P46"/>
      <text:p text:style-name="P47">Secondly: Each row belongs to the results that corresponds to a certain variable. And what is visualized within a plot is the estimate (the black point) and the 90% confidence interval.<text:s/>And if there is an empty plot, this means that this variable is not used in this particular model.</text:p>
      <text:p text:style-name="Standard"><text:span text:style-name="T48">(zoom in)</text:span></text:p>
      <text:p text:style-name="P49">Now orange corresponds to the model which I have in a way simulated data from (so the true model in a way). No BMI of course.<text:s/>So we see that<text:s/>the estimate for the height and weight have more spread when we increase the correlation. So the modeling uncertainty increases with correlation. But: This cone here is still concentrated around this red line which represent the true value. So it is unbiased which is of course good. And now what is even more important: the treatment effect<text:s/><text:soft-page-break/>seems not be affected too much. This because<text:s/>by design<text:s/>it was block randomized with respect to weight, and therefore does not really take part within this collinearity construct.</text:p>
      <text:p text:style-name="P50"/>
      <text:p text:style-name="Standard"><text:span text:style-name="T51">Now th</text:span><text:span text:style-name="T52">e brown model. Is the closest to the one used in the paper. Firs</text:span><text:span text:style-name="T53">t</text:span><text:span text:style-name="T54"><text:s/>of all, for BMI there is not really a true value or not really something that we can compare it to. For weight we see it is highly biased because in a way BMI has some information about the w</text:span><text:span text:style-name="T55">eight already. So the model has in a way a hard time to assign the true effects. And<text:s/></text:span><text:span text:style-name="T56">also,</text:span><text:span text:style-name="T57"><text:s/>we see the same picture here with increasing collinearity, again the uncertainty increases (but not that hard). But again the treatment since it does not take part in</text:span><text:span text:style-name="T58"><text:s/>the collinearity due to the randomization seems to be quite unaffected.</text:span></text:p>
      <text:p text:style-name="P59"/>
      <text:p text:style-name="P60">Same<text:s/>picture if<text:s/>we take height instead of weight. The model has a hard time since the information of height comes<text:s/>in<text:s/>a way from both explanatory variables. But the treatment<text:s/>is unaffected.</text:p>
      <text:p text:style-name="P61"/>
      <text:p text:style-name="P62">Now, only taking one of the variables (these 3 columns). Means that one of the<text:s/>variables<text:s/>takes over information from the collinear variable. And the higher this collinearity the higher the bias<text:s/>(so the higher the deviation from the red line). So this is in a way some sort of selection bias that one is introducing,<text:s/>if no adjustment is done. But<text:s/>again,<text:s/>due to the randomization, the treatment is not<text:s/>affected from this in terms of being biased. But since we hold back information from the model, the model<text:s/>cannot<text:s/>really explain the outcome that well.<text:s/>So,<text:s/>this means that there is a lot of remaining “noise” and this leads to higher uncertainty in terms of wider confidence intervals.<text:s/>So,<text:s/>this scenario is also visible in the<text:s/>column<text:s/>where we only adjust for the treatment but even more pronounced. But<text:s/>at least the effect is unbiased, thanks to the randomization.</text:p>
      <text:p text:style-name="P63"/>
      <text:p text:style-name="P64">Using all the variables: You increase the collinearity of course but at least the results are unbiased. But has the price of having inflated standard errors for the variables that take part in<text:s/>the collinearity<text:s/>construct.<text:s/>For the treatment effect we have again narrower confidence intervals because the model has overall a higher<text:s/>explanatory power.</text:p>
      <text:p text:style-name="P65"/>
      <text:p text:style-name="P66">So here the model is in a way in a situation where it can say: “I have a good predictive performance but I dont<text:s/>really know who should get the effects”. Whereas where we have less<text:s/>variables,<text:s/>the model is more in the situation “I know who should get the<text:s/>effect,<text:s/>but I can only do that much”.</text:p>
      <text:p text:style-name="P67"/>
      <text:p text:style-name="P68">Summary of results</text:p>
      <text:p text:style-name="P69">So,<text:s/>what have we seen<text:s/>with these results?<text:s/>So,<text:s/>this is the variance of the least-squares<text:s/>estimator,<text:s/>and it can be nicely decomposed into two parts: One that basically contains the collinearity and one that contains the overall prediction strength of the model. And in a way, the spirit is to reduce the variance of the estimates because this will end up in narrower confidence intervals and therefore more power to detect effects.<text:s/></text:p>
      <text:p text:style-name="P70"/>
      <text:p text:style-name="P71">So, we see that we have two angles to decrease the variance or to increase the power.<text:s/>So, we<text:s/>saw<text:s/>in<text:s/>the<text:s/>results<text:s/>and also here that using models<text:s/>with high explanatory power (so maybe more variables)<text:s/>results<text:s/>in<text:s/>less not-explainable noise<text:s/>(so a smaller residual standard error)<text:s/>and therefore decreases overall the standard errors of all variables.<text:s/>We can of course also exaggerate this approach, meaning that if we<text:s/>want,<text:s/>we can<text:s/>also take each observation that we have as a separate variable. This will drastically reduce the<text:s/>“not-explainable part”,<text:s/>but this also means that the model just takes up some crap such measurement errors and may declare this as a signal.<text:s/>So,<text:s/>this is then called overfitting and should be avoided to have results that<text:s/>should be<text:s/>general.</text:p>
      <text:p text:style-name="P72"/>
      <text:p text:style-name="P73">So,<text:s/>and<text:s/>adding more variables will<text:s/>increases the risk to induce<text:s/>collinearity<text:s/>which increases this term here and therefore increases the<text:s/>uncertainty of<text:s/>assigning<text:s/>effect estimates.<text:s/>However, this uncertainty is sometimes no avoidable<text:s/>in terms of wanting unbiased<text:s/>effect estimates. What helps<text:s/>of<text:s/><text:soft-page-break/>course<text:s/>is if we have the luxury of experimental setups where we can reduce the collinearity by randomization, so by the design.</text:p>
      <text:p text:style-name="P74"/>
      <text:p text:style-name="P75">So<text:s/>as you can see:<text:s/>here we have to figure out the optimal balance.</text:p>
      <text:p text:style-name="P76"/>
      <text:p text:style-name="P77">Relation<text:s/>of variables</text:p>
      <text:p text:style-name="P78">So the relation of the variables<text:s/>is also shown on this graph. So T is the treatment and with randomization we are able to break the collinearity, or break the connection to the other variables. Yeah and since the other variables are not randomized they may “suffer”<text:s/>from the effects of collinearity.</text:p>
      <text:p text:style-name="P79"/>
      <text:p text:style-name="P80">But why this model?</text:p>
      <text:p text:style-name="Standard"><text:span text:style-name="T81">So why did they<text:s/></text:span><text:span text:style-name="T82">choose</text:span><text:span text:style-name="T83"><text:s/>this model? This is not really something that a statistician can answer although sometimes it is claimed that one can. But this is maybe also a topic for a different day...</text:span></text:p>
      <text:p text:style-name="P84"/>
      <text:p text:style-name="P85">But why this model?</text:p>
      <text:p text:style-name="P86">Partially maybe we can explain the model with the ICH E9 guideline that says that the factors we have stratified the randomization<text:s/>on, should also be taken into the model. So this explains the study site and weight (but dichotomized). But<text:s/>why they choose BMI and not Height is still a mystery at least for me.</text:p>
      <text:p text:style-name="P87"/>
      <text:p text:style-name="Standard"><text:span text:style-name="T88">Collinearity != Correlation</text:span></text:p>
      <text:p text:style-name="P89">So now I was<text:s/>always taking about correlation which is only a special case of collinearity. Because correlation only describes the association of two variables. But the thing is collinearity can act with more variables: So when one or several variables can explain a further variable via linear combination.</text:p>
      <text:p text:style-name="P90"/>
      <text:p text:style-name="P91">An example where this could arise is for example when our explanatory variables are describing<text:s/>percentages of a recipe and therefore naturally add up to 100%. Then we have in a way perfect collinearity<text:s/>within the model<text:s/>even without having large pairwise correlation.</text:p>
      <text:p text:style-name="P92"/>
      <text:p text:style-name="P93">So this is a bit bad news for the sophisticated baker or chefs among us. Because analysing your receipt will be a bit more painful.</text:p>
      <text:p text:style-name="P94"/>
      <text:p text:style-name="P95">Collinearity != Correlation</text:p>
      <text:p text:style-name="P96">For some this of course also a blessing…</text:p>
      <text:p text:style-name="P97"/>
      <text:p text:style-name="P98">Conclusion</text:p>
      <text:p text:style-name="Standard"><text:span text:style-name="T99">So,</text:span><text:span text:style-name="T100"><text:s/>to conclude. Collinearity increases uncertainty (but only for the variables that contribute). So this means</text:span><text:span text:style-name="T101">,<text:s/></text:span><text:span text:style-name="T102">a<text:s/></text:span><text:span text:style-name="T103">treatment variable</text:span><text:span text:style-name="T104"><text:s/>that<text:s/></text:span><text:span text:style-name="T105">is</text:span><text:span text:style-name="T106"><text:s/>randomized<text:s/></text:span><text:span text:style-name="T107">is</text:span><text:span text:style-name="T108"><text:s/>not going to be a par</text:span><text:span text:style-name="T109">t of the collinearity construct</text:span><text:span text:style-name="T110"><text:s/>(or only slightly)</text:span><text:span text:style-name="T111"><text:s/>which is<text:s/></text:span><text:span text:style-name="T112">nice</text:span><text:span text:style-name="T113">. But for the other variables, they will have<text:s/></text:span><text:span text:style-name="T114">increased</text:span><text:span text:style-name="T115"><text:s/>standard errors</text:span><text:span text:style-name="T116"><text:s/>because of this</text:span><text:span text:style-name="T117">.</text:span></text:p>
      <text:p text:style-name="P118"/>
      <text:p text:style-name="P119">However, strictly mathematically avoiding collinearity may induce biased effect estimates which is of course not something that we want.<text:s/>Convenient is of course if we can randomize the variable of interest in the first place.</text:p>
      <text:p text:style-name="P120"/>
      <text:p text:style-name="P121">And:<text:s/>Choosing the appropriate variables in the model is overall not really a straightforward step. The idea is to choose a good balance between having a model with good explanatory capabilities because this will increase the power to detect the treatment effect or conclude equivalence<text:s/>(Given that it is there). But also, it should be a sparse model so that we do not run into overfitting or are biased. But as said this is not<text:s/>so easy.</text:p>
      <text:p text:style-name="P122"/>
      <text:p text:style-name="Standard"><text:span text:style-name="T123">Yeah, and with this I have come to the end.<text:s/></text:span><text:span text:style-name="T124">I hope I<text:s/></text:span><text:span text:style-name="T125">could help with this presentation</text:span><text:span text:style-name="T126">.<text:s/></text:span><text:span text:style-name="T127">Thank you very much for listen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Jerome Sepin</dc:creator>
    <meta:creation-date>2023-04-16T12:03:00Z</meta:creation-date>
    <dc:date>2023-04-24T12:51:00Z</dc:date>
    <meta:template xlink:href="Normal" xlink:type="simple"/>
    <meta:editing-cycles>192</meta:editing-cycles>
    <meta:editing-duration>PT134820S</meta:editing-duration>
    <meta:document-statistic meta:page-count="4" meta:paragraph-count="20" meta:word-count="1527" meta:character-count="10214" meta:row-count="72" meta:non-whitespace-character-count="8707"/>
  </office:meta>
</office:document-meta>
</file>